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5T15:10:02.989812655</dc:date>
    <meta:editing-duration>PT2M35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1.49704009264241">
                <text:p>-1.49704009264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48817205197172">
                <text:p>-1.48817205197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47343087609303">
                <text:p>-1.47343087609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45287474169295">
                <text:p>-1.45287474169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.42658477444273">
                <text:p>-1.42658477444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.39466472883238">
                <text:p>-1.39466472883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.35724057869903">
                <text:p>-1.35724057869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3144600200658">
                <text:p>-1.3144600200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26649188825302">
                <text:p>-1.266491888253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21352549156242">
                <text:p>-1.21352549156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15576986416368">
                <text:p>-1.15576986416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09345294113212">
                <text:p>-1.09345294113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02682065889303">
                <text:p>-1.026820658893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956135984623034">
                <text:p>-0.956135984623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88167787843871">
                <text:p>-0.88167787843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803740192468495">
                <text:p>-0.803740192468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722630511152573">
                <text:p>-0.7226305111525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638668937347609">
                <text:p>-0.638668937347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552186829027017">
                <text:p>-0.552186829027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463525491562421">
                <text:p>-0.4635254915624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373034830747283">
                <text:p>-0.3730348307472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281071971878587">
                <text:p>-0.2810719718785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187999850346457">
                <text:p>-0.1879998503464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0941857792939704">
                <text:p>-0.09418577929397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.83697019872103E-016">
                <text:p>-1.83697019872103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09418577929397">
                <text:p>0.09418577929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187999850346456">
                <text:p>0.1879998503464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281071971878587">
                <text:p>0.281071971878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373034830747282">
                <text:p>0.3730348307472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463525491562421">
                <text:p>0.4635254915624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552186829027017">
                <text:p>0.552186829027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638668937347609">
                <text:p>0.6386689373476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722630511152573">
                <text:p>0.7226305111525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803740192468495">
                <text:p>0.8037401924684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88167787843871">
                <text:p>0.881677878438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956135984623034">
                <text:p>0.9561359846230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02682065889303">
                <text:p>1.026820658893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15576986416368">
                <text:p>1.155769864163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21352549156242">
                <text:p>1.213525491562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26649188825302">
                <text:p>1.266491888253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31446002006579">
                <text:p>1.314460020065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35724057869903">
                <text:p>1.357240578699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39466472883238">
                <text:p>1.394664728832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42658477444273">
                <text:p>1.426584774442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47343087609303">
                <text:p>1.473430876093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48817205197172">
                <text:p>1.488172051971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49704009264241">
                <text:p>1.497040092642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49704009264241">
                <text:p>1.497040092642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48817205197172">
                <text:p>1.488172051971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47343087609303">
                <text:p>1.473430876093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42658477444273">
                <text:p>1.426584774442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39466472883238">
                <text:p>1.394664728832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35724057869903">
                <text:p>1.357240578699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3144600200658">
                <text:p>1.31446002006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26649188825302">
                <text:p>1.266491888253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21352549156242">
                <text:p>1.213525491562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15576986416368">
                <text:p>1.155769864163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02682065889303">
                <text:p>1.026820658893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956135984623034">
                <text:p>0.9561359846230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88167787843871">
                <text:p>0.881677878438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803740192468494">
                <text:p>0.8037401924684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722630511152573">
                <text:p>0.7226305111525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63866893734761">
                <text:p>0.638668937347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552186829027018">
                <text:p>0.5521868290270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463525491562421">
                <text:p>0.4635254915624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373034830747283">
                <text:p>0.3730348307472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281071971878587">
                <text:p>0.2810719718785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187999850346457">
                <text:p>0.1879998503464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0941857792939699">
                <text:p>0.09418577929396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0941857792939692">
                <text:p>-0.09418577929396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187999850346456">
                <text:p>-0.1879998503464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281071971878586">
                <text:p>-0.2810719718785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373034830747282">
                <text:p>-0.3730348307472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463525491562421">
                <text:p>-0.4635254915624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552186829027017">
                <text:p>-0.5521868290270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638668937347609">
                <text:p>-0.6386689373476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722630511152573">
                <text:p>-0.7226305111525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803740192468495">
                <text:p>-0.8037401924684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88167787843871">
                <text:p>-0.881677878438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956135984623034">
                <text:p>-0.9561359846230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02682065889303">
                <text:p>-1.026820658893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09345294113212">
                <text:p>-1.093452941132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15576986416368">
                <text:p>-1.155769864163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21352549156242">
                <text:p>-1.213525491562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26649188825302">
                <text:p>-1.266491888253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31446002006579">
                <text:p>-1.314460020065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35724057869903">
                <text:p>-1.357240578699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39466472883238">
                <text:p>-1.394664728832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42658477444273">
                <text:p>-1.426584774442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45287474169295">
                <text:p>-1.452874741692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47343087609303">
                <text:p>-1.473430876093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48817205197172">
                <text:p>-1.488172051971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49704009264241">
                <text:p>-1.497040092642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.5">
                <text:p>-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